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align="center" style:justify-single-word="false"/>
      <style:text-properties officeooo:paragraph-rsid="0077fdf3"/>
    </style:style>
    <style:style style:name="P7" style:family="paragraph" style:parent-style-name="First_20_line_20_indent" style:list-style-name="L1">
      <style:paragraph-properties fo:text-align="center" style:justify-single-word="false" fo:text-indent="0cm" style:auto-text-indent="false"/>
      <style:text-properties officeooo:paragraph-rsid="0077fdf3"/>
    </style:style>
    <style:style style:name="P8" style:family="paragraph" style:parent-style-name="First_20_line_20_indent">
      <style:paragraph-properties fo:text-align="center" style:justify-single-word="false"/>
      <style:text-properties style:font-name="Pudelinka"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Header">
      <style:text-properties style:font-name="Pudelinka" officeooo:rsid="0083b78d" officeooo:paragraph-rsid="0083b78d"/>
    </style:style>
    <style:style style:name="T1" style:family="text">
      <style:text-properties officeooo:rsid="005ffed0"/>
    </style:style>
    <style:style style:name="T2" style:family="text">
      <style:text-properties style:font-name="Pudelinka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7"><text:span text:style-name="T2">За окошком снег кружит —<text:line-break/>Год уходит, новый мчит.<text:line-break/>Пусть в дому огонь горит,<text:line-break/>Счастье, смех и мир царит! </text:span></text:p>
        </text:list-header>
      </text:list>
      <text:p text:style-name="P8"/>
      <text:p text:style-name="P6"/>
      <text:p text:style-name="P6"><draw:frame text:anchor-type="paragraph" draw:z-index="0" draw:name="Медиаобъект 1" draw:style-name="gr1" svg:width="11.508cm" svg:height="7.672cm" svg:x="3.094cm" svg:y="0.894cm"><draw:plugin xlink:href="../../../../../Загрузки/019b16fd-4e51-7537-b655-a84a5639e553(1)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officeooo:rsid="0083b78d" officeooo:paragraph-rsid="0083b78d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оздравление с рождеством!</text:p>
        <text:p text:style-name="MP1">Колядка.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1:01:00.905553314</meta:creation-date>
    <dc:title>Default</dc:title>
    <meta:editing-cycles>3</meta:editing-cycles>
    <meta:editing-duration>PT1H24M37S</meta:editing-duration>
    <meta:generator>LibreOffice/7.6.7.2$Linux_X86_64 LibreOffice_project/60$Build-2</meta:generator>
    <dc:date>2025-12-13T12:30:48.303812787</dc:date>
    <meta:document-statistic meta:table-count="1" meta:image-count="0" meta:object-count="0" meta:page-count="1" meta:paragraph-count="12" meta:word-count="45" meta:character-count="222" meta:non-whitespace-character-count="188"/>
  </office:meta>
</office:document-meta>
</file>